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96pt" officeooo:rsid="00051020" officeooo:paragraph-rsid="00051020" style:font-size-asian="84pt" style:font-size-complex="9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quivo valido para teste no cucumb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2:19:18.678358105</meta:creation-date>
    <dc:date>2018-11-11T12:21:18.818049695</dc:date>
    <meta:editing-duration>PT2M1S</meta:editing-duration>
    <meta:editing-cycles>1</meta:editing-cycles>
    <meta:document-statistic meta:table-count="0" meta:image-count="0" meta:object-count="0" meta:page-count="1" meta:paragraph-count="1" meta:word-count="6" meta:character-count="37" meta:non-whitespace-character-count="32"/>
    <meta:generator>LibreOffice/5.1.6.2$Linux_X86_64 LibreOffice_project/10m0$Build-2</meta:generator>
  </office:meta>
</office:document-meta>
</file>